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48a" officeooo:paragraph-rsid="00065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hi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34:57.926117302</meta:creation-date>
    <dc:date>2023-09-08T15:35:20.184857551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